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Standard">
      <style:text-properties style:font-name="DejaVu Sans Mono" fo:font-size="8pt" officeooo:rsid="0032e2bd" officeooo:paragraph-rsid="0032e2bd" style:font-size-asian="8pt" style:font-size-complex="8pt"/>
    </style:style>
    <style:style style:name="P3" style:family="paragraph" style:parent-style-name="Standard">
      <style:text-properties style:font-name="DejaVu Sans Mono" fo:font-size="8pt" officeooo:rsid="0033f029" officeooo:paragraph-rsid="0032e2bd" style:font-size-asian="8pt" style:font-size-complex="8pt"/>
    </style:style>
    <style:style style:name="P4" style:family="paragraph" style:parent-style-name="Standard">
      <style:text-properties style:font-name="DejaVu Sans Mono" fo:font-size="8pt" officeooo:rsid="0033f029" officeooo:paragraph-rsid="0033f029" style:font-size-asian="8pt" style:font-size-complex="8pt"/>
    </style:style>
    <style:style style:name="P5" style:family="paragraph" style:parent-style-name="Standard">
      <style:text-properties style:font-name="DejaVu Sans Mono" fo:font-size="8pt" fo:font-style="italic" officeooo:rsid="0035a4f4" officeooo:paragraph-rsid="0033f029" style:font-size-asian="8pt" style:font-style-asian="italic" style:font-size-complex="8pt" style:font-style-complex="italic"/>
    </style:style>
    <style:style style:name="P6" style:family="paragraph" style:parent-style-name="Standard">
      <style:text-properties style:font-name="DejaVu Sans Mono" fo:font-size="8pt" fo:font-style="italic" style:text-underline-style="none" officeooo:rsid="0035a9b5" officeooo:paragraph-rsid="0035a9b5" style:font-size-asian="8pt" style:font-style-asian="italic" style:font-size-complex="8pt" style:font-style-complex="italic"/>
    </style:style>
    <style:style style:name="P7" style:family="paragraph" style:parent-style-name="Standard">
      <style:text-properties style:font-name="DejaVu Sans Mono" fo:font-size="8pt" fo:font-style="normal" style:text-underline-style="none" officeooo:rsid="0035a4f4" officeooo:paragraph-rsid="0035a4f4" style:font-size-asian="8pt" style:font-style-asian="normal" style:font-size-complex="8pt" style:font-style-complex="normal"/>
    </style:style>
    <style:style style:name="P8" style:family="paragraph" style:parent-style-name="Standard">
      <style:text-properties style:font-name="DejaVu Sans Mono" fo:font-size="8pt" fo:font-style="normal" style:text-underline-style="none" officeooo:rsid="003677bc" officeooo:paragraph-rsid="003677bc" style:font-size-asian="8pt" style:font-style-asian="normal" style:font-size-complex="8pt" style:font-style-complex="normal"/>
    </style:style>
    <style:style style:name="P9" style:family="paragraph" style:parent-style-name="Standard">
      <style:text-properties style:font-name="DejaVu Sans Mono" fo:font-size="8pt" fo:font-style="normal" style:text-underline-style="none" officeooo:rsid="0035a9b5" officeooo:paragraph-rsid="0035a9b5" style:font-size-asian="8pt" style:font-style-asian="normal" style:font-size-complex="8pt" style:font-style-complex="normal"/>
    </style:style>
    <style:style style:name="P10" style:family="paragraph" style:parent-style-name="Standard">
      <style:text-properties officeooo:paragraph-rsid="0032e2bd"/>
    </style:style>
    <style:style style:name="P11" style:family="paragraph" style:parent-style-name="Standard">
      <style:text-properties fo:font-size="8pt" officeooo:rsid="0032e2bd" officeooo:paragraph-rsid="0032e2bd" style:font-size-asian="8pt" style:font-size-complex="8pt"/>
    </style:style>
    <style:style style:name="P12" style:family="paragraph" style:parent-style-name="Standard">
      <style:text-properties fo:font-size="8pt" officeooo:rsid="0033f029" officeooo:paragraph-rsid="0033f029" style:font-size-asian="8pt" style:font-size-complex="8pt"/>
    </style:style>
    <style:style style:name="P13" style:family="paragraph" style:parent-style-name="Standard">
      <style:text-properties fo:font-size="8pt" fo:font-style="normal" officeooo:rsid="0035a4f4" officeooo:paragraph-rsid="0035a4f4" style:font-size-asian="8pt" style:font-style-asian="normal" style:font-size-complex="8pt" style:font-style-complex="normal"/>
    </style:style>
    <style:style style:name="P14" style:family="paragraph" style:parent-style-name="Standard">
      <style:text-properties fo:font-size="8pt" fo:font-style="normal" officeooo:rsid="0035a9b5" officeooo:paragraph-rsid="0035a9b5" style:font-size-asian="8pt" style:font-style-asian="normal" style:font-size-complex="8pt" style:font-style-complex="normal"/>
    </style:style>
    <style:style style:name="P15" style:family="paragraph" style:parent-style-name="Standard">
      <style:text-properties fo:font-size="8pt" fo:font-style="normal" officeooo:rsid="0035a9b5" officeooo:paragraph-rsid="003677bc" style:font-size-asian="8pt" style:font-style-asian="normal" style:font-size-complex="8pt" style:font-style-complex="normal"/>
    </style:style>
    <style:style style:name="P16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17" style:family="paragraph" style:parent-style-name="Title">
      <style:text-properties style:font-name="DejaVu Sans Mono" fo:font-size="12pt" officeooo:rsid="0021b844" officeooo:paragraph-rsid="0021b844" style:font-size-asian="12pt" style:font-size-complex="12pt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style:text-underline-style="solid" style:text-underline-width="auto" style:text-underline-color="font-color"/>
    </style:style>
    <style:style style:name="T3" style:family="text">
      <style:text-properties style:font-name="DejaVu Sans Mono" style:text-underline-style="solid" style:text-underline-width="auto" style:text-underline-color="font-color" officeooo:rsid="0033f029"/>
    </style:style>
    <style:style style:name="T4" style:family="text">
      <style:text-properties style:font-name="DejaVu Sans Mono" officeooo:rsid="0033f029"/>
    </style:style>
    <style:style style:name="T5" style:family="text">
      <style:text-properties style:font-name="DejaVu Sans Mono" fo:font-style="italic" style:font-style-asian="italic" style:font-style-complex="italic"/>
    </style:style>
    <style:style style:name="T6" style:family="text">
      <style:text-properties style:font-name="DejaVu Sans Mono" fo:font-style="italic" officeooo:rsid="0035a4f4" style:font-style-asian="italic" style:font-style-complex="italic"/>
    </style:style>
    <style:style style:name="T7" style:family="text">
      <style:text-properties style:font-name="DejaVu Sans Mono" fo:font-style="italic" style:text-underline-style="none" style:font-style-asian="italic" style:font-style-complex="italic"/>
    </style:style>
    <style:style style:name="T8" style:family="text">
      <style:text-properties style:font-name="DejaVu Sans Mono" fo:font-style="italic" style:text-underline-style="none" officeooo:rsid="0035a4f4" style:font-style-asian="italic" style:font-style-complex="italic"/>
    </style:style>
    <style:style style:name="T9" style:family="text">
      <style:text-properties style:font-name="DejaVu Sans Mono" fo:font-style="italic" style:text-underline-style="none" officeooo:rsid="0038ae3e" style:font-style-asian="italic" style:font-style-complex="italic"/>
    </style:style>
    <style:style style:name="T10" style:family="text">
      <style:text-properties style:font-name="DejaVu Sans Mono" officeooo:rsid="0035a4f4"/>
    </style:style>
    <style:style style:name="T11" style:family="text">
      <style:text-properties style:font-name="DejaVu Sans Mono" style:text-underline-style="none"/>
    </style:style>
    <style:style style:name="T12" style:family="text">
      <style:text-properties style:font-name="DejaVu Sans Mono" style:text-underline-style="none" officeooo:rsid="0035a4f4"/>
    </style:style>
    <style:style style:name="T13" style:family="text">
      <style:text-properties style:font-name="DejaVu Sans Mono" style:text-underline-style="none" officeooo:rsid="00366b03"/>
    </style:style>
    <style:style style:name="T14" style:family="text">
      <style:text-properties style:font-name="DejaVu Sans Mono" style:text-underline-style="none" officeooo:rsid="003677bc"/>
    </style:style>
    <style:style style:name="T15" style:family="text">
      <style:text-properties style:font-name="DejaVu Sans Mono" fo:font-size="8pt" officeooo:rsid="0031305c" style:font-size-asian="8pt" style:font-size-complex="8pt"/>
    </style:style>
    <style:style style:name="T16" style:family="text">
      <style:text-properties style:font-name="DejaVu Sans Mono" fo:font-size="8pt" officeooo:rsid="0032e2bd" style:font-size-asian="8pt" style:font-size-complex="8pt"/>
    </style:style>
    <style:style style:name="T17" style:family="text">
      <style:text-properties style:font-name="DejaVu Sans Mono" fo:font-size="8pt" officeooo:rsid="0033f029" style:font-size-asian="8pt" style:font-size-complex="8pt"/>
    </style:style>
    <style:style style:name="T18" style:family="text">
      <style:text-properties style:font-name="DejaVu Sans Mono" fo:font-size="8pt" style:text-underline-style="solid" style:text-underline-width="auto" style:text-underline-color="font-color" officeooo:rsid="0032e2bd" style:font-size-asian="8pt" style:font-size-complex="8pt"/>
    </style:style>
    <style:style style:name="T19" style:family="text">
      <style:text-properties officeooo:rsid="0032e2bd"/>
    </style:style>
    <style:style style:name="T20" style:family="text">
      <style:text-properties officeooo:rsid="003810ef"/>
    </style:style>
    <style:style style:name="T21" style:family="text">
      <style:text-properties officeooo:rsid="003a34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2.11BSD on pidp11</text:p>
      <text:p text:style-name="P17">Using <text:span text:style-name="T19">rsh to run a program on a remote Raspberry Pi</text:span></text:p>
      <text:p text:style-name="P1"/>
      <text:p text:style-name="P10"><text:span text:style-name="T15">W</text:span><text:span text:style-name="T16">ouldn’t it be nice to be able to run a program on another Raspberry Pi on your LAN and to transfer the ouput of that program back into 2.11 BSD? One could for example read data from a </text:span><text:span text:style-name="T18">remote sensor</text:span><text:span text:style-name="T16"> </text:span><text:span text:style-name="T17">on a Raspberry Pi Zero </text:span><text:span text:style-name="T16">or send commands to a </text:span><text:span text:style-name="T18">IoT device</text:span><text:span text:style-name="T16">. For this, the command rsh exist in Berkley Unix, see </text:span><text:a xlink:type="simple" xlink:href="https://en.wikipedia.org/wiki/Berkeley_r-commands" text:style-name="Internet_20_link" text:visited-style-name="Visited_20_Internet_20_Link"><text:span text:style-name="T16">Berkeley r-commands</text:span></text:a><text:span text:style-name="T16">.</text:span></text:p>
      <text:p text:style-name="P2"/>
      <text:p text:style-name="P11"><text:span text:style-name="T1">The problem is, that modern Linux systems such as Raspbian do not allow </text:span><text:span text:style-name="T4">the r-commands</text:span><text:span text:style-name="T1"> because of the insecure nature of these commands. Instead, ssh is implemented. </text:span><text:span text:style-name="T4">But ssh is not available on 2.11 BSD. Nevertheless it is possible to enable rlogin and rsh on a Raspberry Pi. For </text:span><text:span text:style-name="T3">security reasons</text:span><text:span text:style-name="T4"> this should only be done on a </text:span><text:span text:style-name="T3">LAN with a proper firewall</text:span><text:span text:style-name="T4">, and not on any machine on which private data is stored. One could argue that 2.11 BSD as an ancient operating system is anyway insecure, but a Raspberry Pi is a much more powerful and widely used system. The security risks are therefore much higher.</text:span></text:p>
      <text:p text:style-name="P3"/>
      <text:p text:style-name="P4">If you come to the conclusion that the security risk is acceptable in your case, you can enable rsh in Raspbian as follows:</text:p>
      <text:p text:style-name="P4"/>
      <text:p text:style-name="P4"><text:s text:c="2"/>sudo apt-get install rsh-server</text:p>
      <text:p text:style-name="P4"><text:s text:c="2"/></text:p>
      <text:p text:style-name="P4">Then, create a file called .rhosts in the pi home directory with the following content</text:p>
      <text:p text:style-name="P4"/>
      <text:p text:style-name="P12"><text:span text:style-name="T1"><text:s text:c="2"/></text:span><text:span text:style-name="T6">bsd</text:span><text:span text:style-name="T10">_</text:span><text:span text:style-name="T8">ip_address </text:span><text:span text:style-name="T6">bsd_user_name</text:span></text:p>
      <text:p text:style-name="P5"/>
      <text:p text:style-name="P13"><text:span text:style-name="T1">where </text:span><text:span text:style-name="T5">bsd_</text:span><text:span text:style-name="T7">ip_address</text:span><text:span text:style-name="T11"> is the ip address of your 2.11 BSD, and </text:span><text:span text:style-name="T7">bsd_user_name</text:span><text:span text:style-name="T11"> is the name of the user on 2.11 BSD, which should have access to the Raspberry Pi. In my case, this is</text:span></text:p>
      <text:p text:style-name="P7"/>
      <text:p text:style-name="P7"><text:s text:c="2"/>192.168.1.99 rene</text:p>
      <text:p text:style-name="P7"/>
      <text:p text:style-name="P8">Set proper permissions for this file (without this step things will not work!<text:span text:style-name="T20">)</text:span></text:p>
      <text:p text:style-name="P8"/>
      <text:p text:style-name="P8"><text:s text:c="2"/>chmod 600 .rhosts</text:p>
      <text:p text:style-name="P7"/>
      <text:p text:style-name="P7">That’s all on the remote Raspberry Pi.</text:p>
      <text:p text:style-name="P7"/>
      <text:p text:style-name="P7">Log in as root to 2.11 BSD and edit /etc/hosts. Add the line</text:p>
      <text:p text:style-name="P7"/>
      <text:p text:style-name="P13"><text:span text:style-name="T11"><text:s text:c="2"/></text:span><text:span text:style-name="T7">remote</text:span><text:span text:style-name="T11">_</text:span><text:span text:style-name="T7">ip_address remote_full_name remote_nick_name</text:span></text:p>
      <text:p text:style-name="P7"/>
      <text:p text:style-name="P13"><text:span text:style-name="T11">where </text:span><text:span text:style-name="T7">r</text:span><text:span text:style-name="T9">emote</text:span><text:span text:style-name="T11">_</text:span><text:span text:style-name="T7">ip_address</text:span><text:span text:style-name="T11"> is the ip address of the remote Raspberry Pi and <text:s/></text:span><text:span text:style-name="T7">remote_full_name</text:span><text:span text:style-name="T11"> and </text:span><text:span text:style-name="T7">remote_nick_name</text:span><text:span text:style-name="T11"> are the respective full and nick names. In my case this line reads</text:span></text:p>
      <text:p text:style-name="P7"/>
      <text:p text:style-name="P7"><text:s text:c="2"/>192.168.1.103 pizerow.home.lan pizerow</text:p>
      <text:p text:style-name="P7"/>
      <text:p text:style-name="P15"><text:span text:style-name="T11">Now </text:span><text:span text:style-name="T14">login as </text:span><text:span text:style-name="T8">bsd_user_name</text:span><text:span text:style-name="T12"> </text:span><text:span text:style-name="T14">and </text:span><text:span text:style-name="T11">type the following to test your installation:</text:span></text:p>
      <text:p text:style-name="P9"/>
      <text:p text:style-name="P14"><text:span text:style-name="T11"><text:s text:c="2"/>rsh </text:span><text:span text:style-name="T8">remote_nick_name</text:span><text:span text:style-name="T12"> </text:span><text:span text:style-name="T11">-l pi -n “ls”</text:span></text:p>
      <text:p text:style-name="P9"/>
      <text:p text:style-name="P9">You should get a directory listing of /home/pi on the remote Raspberry Pi. <text:span text:style-name="T21">If you get a password prompt, something has not been set up properly.</text:span></text:p>
      <text:p text:style-name="P9"/>
      <text:p text:style-name="P9">To test something more elaborate, type</text:p>
      <text:p text:style-name="P9"/>
      <text:p text:style-name="P14"><text:span text:style-name="T11"><text:s text:c="2"/>rsh </text:span><text:span text:style-name="T8">remote_nick_name</text:span><text:span text:style-name="T12"> </text:span><text:span text:style-name="T11">-l pi -n “cat /sys/class/thermal/thermal_zone0/temp”</text:span></text:p>
      <text:p text:style-name="P9"/>
      <text:p text:style-name="P9">to get the raw actual cpu temperature of the remote Raspberry Pi.</text:p>
      <text:p text:style-name="P9"/>
      <text:p text:style-name="P14"><text:span text:style-name="T11">In the directory rtest in this repository you can find a little C program which shows how to use </text:span><text:span text:style-name="T2">popen</text:span><text:span text:style-name="T11"> to get this information from within a program, and process it appropriately to produce human readable output </text:span><text:span text:style-name="T13">in 2.11 BSD</text:span></text:p>
      <text:p text:style-name="P6"/>
      <text:p text:style-name="P6">rene@pdp11:rtest$ rtest</text:p>
      <text:p text:style-name="P6">****************************************************</text:p>
      <text:p text:style-name="P6">* The CPU temperature on the pizerow is 42.2 deg C *</text:p>
      <text:p text:style-name="P6">****************************************************</text:p>
      <text:p text:style-name="P6">rene@pdp11:rtest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3-06T21:11:18.554660944</dc:date>
    <meta:editing-duration>PT6H14M39S</meta:editing-duration>
    <meta:editing-cycles>12</meta:editing-cycles>
    <meta:document-statistic meta:table-count="0" meta:image-count="0" meta:object-count="0" meta:page-count="1" meta:paragraph-count="30" meta:word-count="462" meta:character-count="2790" meta:non-whitespace-character-count="2338"/>
  </office:meta>
</office:document-meta>
</file>